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6633" draw:textarea-horizontal-align="justify" draw:textarea-vertical-align="middle" draw:auto-grow-height="false" fo:min-height="4.418cm" fo:min-width="7.066cm" draw:shadow="hidden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0.67cm" fo:min-width="1.198cm" draw:shadow="hidden"/>
    </style:style>
    <style:style style:name="gr3" style:family="graphic" style:parent-style-name="standard">
      <style:graphic-properties draw:fill-color="#0000cc" draw:textarea-horizontal-align="justify" draw:textarea-vertical-align="middle" draw:auto-grow-height="false" fo:min-height="0.67cm" fo:min-width="1.198cm" draw:shadow="hidden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0.67cm" fo:min-width="1.198cm" draw:shadow="hidden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 fo:min-height="1.15cm" fo:min-width="1.2cm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 fo:min-height="0.812cm" fo:min-width="0.986cm" draw:shadow="hidden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65cm" fo:min-width="2.894cm" draw:shadow="hidden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316cm" fo:min-width="0.3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 draw:shadow="hidden"/>
    </style:style>
    <style:style style:name="P1" style:family="paragraph">
      <loext:graphic-properties draw:fill-color="#996633"/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0000cc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ffd32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Varsayılan">
        <draw:path draw:style-name="gr1" draw:text-style-name="P1" draw:layer="layout" svg:width="9.399cm" svg:height="4.799cm" svg:x="0.555cm" svg:y="0.2cm" svg:viewBox="0 0 9400 4800" svg:d="M5000 400c1900 100 4000-496 4000 1400s-1100 2800-3700 2700-3200-2100-2800-2400 600-1800 2500-1700zM0 0zM9400 4800z">
          <text:p/>
        </draw:path>
        <draw:path draw:style-name="gr2" draw:text-style-name="P2" draw:layer="layout" svg:width="2.599cm" svg:height="1.899cm" svg:x="0.655cm" svg:y="0.6cm" svg:viewBox="0 0 2600 1900" svg:d="M1900 1300c-700-300-1900-532-1900-900s800-200 1500 0 1100 732 1100 1100 0 100-700-200zM2500 1900zM800 0z">
          <text:p/>
        </draw:path>
        <draw:path draw:style-name="gr3" draw:text-style-name="P3" draw:layer="layout" svg:width="3.238cm" svg:height="1.899cm" svg:x="0.017cm" svg:y="1.3cm" svg:viewBox="0 0 3239 1900" svg:d="M1939 1200c-700 0-2200 100-1900-200s700-600 1400-600 1800 332 1800 700-600 100-1300 100zM3139 1900zM1439 0z">
          <text:p/>
        </draw:path>
        <draw:path draw:style-name="gr4" draw:text-style-name="P4" draw:layer="layout" svg:width="2.803cm" svg:height="1.932cm" svg:x="0.451cm" svg:y="2.4cm" svg:viewBox="0 0 2804 1933" svg:d="M804 1233c-656 300-644 500-744 400s-161-600 539-1000 2205-868 2205-500-1344 800-2000 1100zM2604 1933zM904 33z">
          <text:p/>
        </draw:path>
        <draw:path draw:style-name="gr5" draw:text-style-name="P5" draw:layer="layout" svg:width="1.999cm" svg:height="1.299cm" svg:x="9.655cm" svg:y="2.1cm" svg:viewBox="0 0 2000 1300" svg:d="M0 1300c200-400 300-833 300-1300 567 0 1133 100 1700 100 0 467-1433 1200-2000 1200z">
          <text:p/>
        </draw:path>
        <draw:path draw:style-name="gr6" draw:text-style-name="P5" draw:layer="layout" svg:width="2.743cm" svg:height="1.599cm" svg:x="9.455cm" svg:y="1.1cm" svg:viewBox="0 0 2744 1600" svg:d="M1100 300c595 0 1900 1000 1600 1100s-400-300-1200-300-1137 122-1199-299c-63-420 204-501 799-501zM0 0zM2500 1600z">
          <text:p/>
        </draw:path>
        <draw:path draw:style-name="gr7" draw:text-style-name="P6" draw:layer="layout" svg:width="5.586cm" svg:height="4.743cm" svg:x="4.655cm" svg:y="0cm" svg:viewBox="0 0 5587 4744" svg:d="M3400 500c1400 400 1500 400 2086 1700s-1639 2500-3000 2500c-443 4-1019 98-1186 0s74-389 500-700c48-163-702 43-600-200 28-108 869-582 900-700 45-173-925 2-900-200 60-211 903-775 700-1000-68-75-753 305-800 300-108-125 662-749 600-900s-400 0-500-100c400-400-300-700-300-1200 700 600 2230 496 2500 500zM0 400zM5587 4501z">
          <text:p/>
        </draw:path>
        <draw:custom-shape draw:style-name="gr8" draw:text-style-name="P7" draw:layer="layout" svg:width="1.2cm" svg:height="0.8cm" svg:x="8.25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7cm" svg:height="0.6cm" svg:x="8.65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7" draw:layer="layout" svg:width="0.308cm" svg:height="0.4cm" svg:x="10.446cm" svg:y="1.599cm" svg:viewBox="0 0 309 401" svg:d="M100 100c85 0 100-1 100 100s100 201 100 200c-84 15-300-215-300-300s15 0 100 0zM0 0zM309 29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2cm" fo:page-height="4.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5:11:19.360000000</meta:creation-date>
    <dc:date>2016-04-10T01:12:29.408000000</dc:date>
    <meta:editing-duration>PT6H44M51S</meta:editing-duration>
    <meta:editing-cycles>11</meta:editing-cycles>
    <meta:generator>LibreOffice/4.4.7.2$Windows_x86 LibreOffice_project/f3153a8b245191196a4b6b9abd1d0da16eead600</meta:generator>
    <meta:document-statistic meta:object-count="10"/>
  </office:meta>
</office:document-meta>
</file>